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style:font-name="Times New Roman" fo:font-size="14pt" fo:font-style="normal" fo:font-weight="normal" officeooo:paragraph-rsid="00243847" style:font-size-asian="14pt" style:font-style-asian="normal" style:font-weight-asian="normal" style:font-size-complex="14pt" style:font-style-complex="normal" style:font-weight-complex="normal"/>
    </style:style>
    <style:style style:name="P3" style:family="paragraph" style:parent-style-name="Text_20_body">
      <style:paragraph-properties fo:text-align="justify" style:justify-single-word="false"/>
      <style:text-properties style:font-name="Times New Roman" fo:font-size="14pt" fo:font-style="normal" fo:font-weight="bold" officeooo:paragraph-rsid="00243847" style:font-size-asian="14pt" style:font-style-asian="normal" style:font-weight-asian="bold" style:font-size-complex="14pt" style:font-style-complex="normal" style:font-weight-complex="bold"/>
    </style:style>
    <style:style style:name="P4" style:family="paragraph" style:parent-style-name="Text_20_body" style:master-page-name="">
      <loext:graphic-properties draw:fill="none"/>
      <style:paragraph-properties fo:margin-left="-0.1866in" fo:margin-right="0.3118in" fo:margin-top="0in" fo:margin-bottom="0.0972in" style:contextual-spacing="false" fo:line-height="115%" fo:text-align="start" style:justify-single-word="false" fo:text-indent="0.1866in" style:auto-text-indent="false" style:page-number="auto" fo:background-color="transparent">
        <style:tab-stops>
          <style:tab-stop style:position="6.6874in"/>
        </style:tab-stops>
      </style:paragraph-properties>
      <style:text-properties style:font-name="Times New Roman" fo:font-size="14pt" fo:font-style="normal" fo:font-weight="bold" officeooo:paragraph-rsid="00243847" style:font-size-asian="14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style:font-name="Times New Roman" fo:font-size="14pt" fo:font-style="normal" fo:font-weight="bold" officeooo:rsid="0050c79e" officeooo:paragraph-rsid="00123bf0"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style:font-name="Times New Roman" fo:font-size="14pt" fo:font-style="normal" fo:font-weight="bold" officeooo:rsid="00554b36" officeooo:paragraph-rsid="00123bf0" style:font-size-asian="14pt" style:font-style-asian="normal" style:font-weight-asian="bold" style:font-size-complex="14pt" style:font-style-complex="normal" style:font-weight-complex="bold"/>
    </style:style>
    <style:style style:name="P7" style:family="paragraph" style:parent-style-name="Text_20_body">
      <style:paragraph-properties fo:text-align="justify" style:justify-single-word="false"/>
      <style:text-properties style:font-name="Times New Roman" fo:font-size="14pt" officeooo:rsid="000ce6f8" officeooo:paragraph-rsid="000ce6f8" style:font-size-asian="14pt" style:font-size-complex="14pt"/>
    </style:style>
    <style:style style:name="P8" style:family="paragraph" style:parent-style-name="Text_20_body">
      <style:paragraph-properties fo:text-align="justify" style:justify-single-word="false"/>
      <style:text-properties style:font-name="Times New Roman" fo:font-size="14pt" officeooo:rsid="000ce6f8" style:font-size-asian="14pt" style:font-size-complex="14pt"/>
    </style:style>
    <style:style style:name="P9" style:family="paragraph" style:parent-style-name="Text_20_body">
      <style:paragraph-properties fo:text-align="justify" style:justify-single-word="false"/>
      <style:text-properties style:font-name="Times New Roman" fo:font-size="14pt" officeooo:rsid="000e6b59" officeooo:paragraph-rsid="001bd130" style:font-size-asian="14pt" style:font-size-complex="14pt"/>
    </style:style>
    <style:style style:name="P10" style:family="paragraph" style:parent-style-name="Text_20_body">
      <style:paragraph-properties fo:text-align="justify" style:justify-single-word="false"/>
      <style:text-properties style:font-name="Times New Roman" fo:font-size="14pt"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paragraph-rsid="001bd130" style:font-size-asian="14pt" style:font-size-complex="14pt"/>
    </style:style>
    <style:style style:name="P12" style:family="paragraph" style:parent-style-name="Standard">
      <style:paragraph-properties fo:text-align="justify" style:justify-single-word="false"/>
      <style:text-properties style:font-name="Times New Roman" fo:font-size="14pt" officeooo:paragraph-rsid="00322eca" style:font-size-asian="14pt" style:font-size-complex="14pt"/>
    </style:style>
    <style:style style:name="P13" style:family="paragraph" style:parent-style-name="Text_20_body">
      <style:paragraph-properties fo:text-align="justify" style:justify-single-word="false"/>
      <style:text-properties style:font-name="Times New Roman" fo:font-size="14pt" officeooo:paragraph-rsid="00322eca" style:font-size-asian="14pt" style:font-size-complex="14pt"/>
    </style:style>
    <style:style style:name="P14" style:family="paragraph" style:parent-style-name="Text_20_body">
      <style:text-properties style:font-name="Times New Roman" fo:font-size="14pt" style:font-size-asian="14pt" style:font-size-complex="14pt"/>
    </style:style>
    <style:style style:name="P15"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6" style:family="paragraph" style:parent-style-name="Text_20_body">
      <style:paragraph-properties fo:text-align="justify" style:justify-single-word="false"/>
      <style:text-properties style:font-name="Times New Roman" fo:font-size="14pt" fo:font-weight="normal" officeooo:paragraph-rsid="0016b7c6" style:font-size-asian="14pt" style:font-weight-asian="normal" style:font-size-complex="14pt" style:font-weight-complex="normal"/>
    </style:style>
    <style:style style:name="P17" style:family="paragraph" style:parent-style-name="Text_20_body">
      <style:paragraph-properties fo:text-align="justify" style:justify-single-word="false"/>
      <style:text-properties style:font-name="Times New Roman" fo:font-size="14pt" fo:font-weight="normal" officeooo:paragraph-rsid="001de449" style:font-size-asian="14pt" style:font-weight-asian="normal" style:font-size-complex="14pt" style:font-weight-complex="normal"/>
    </style:style>
    <style:style style:name="P18" style:family="paragraph" style:parent-style-name="Text_20_body">
      <style:paragraph-properties fo:text-align="justify" style:justify-single-word="false"/>
      <style:text-properties style:font-name="Times New Roman" fo:font-size="14pt" fo:font-weight="normal" officeooo:paragraph-rsid="00233ef0"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Times New Roman" fo:font-size="14pt" fo:font-weight="normal" officeooo:paragraph-rsid="0026272c" style:font-size-asian="14pt" style:font-weight-asian="normal" style:font-size-complex="14pt" style:font-weight-complex="normal"/>
    </style:style>
    <style:style style:name="P20" style:family="paragraph" style:parent-style-name="Text_20_body">
      <style:paragraph-properties fo:text-align="justify" style:justify-single-word="false"/>
      <style:text-properties style:font-name="Times New Roman" fo:font-size="14pt" fo:font-weight="normal" officeooo:paragraph-rsid="002676c4" style:font-size-asian="14pt" style:font-weight-asian="normal" style:font-size-complex="14pt" style:font-weight-complex="normal"/>
    </style:style>
    <style:style style:name="P21" style:family="paragraph" style:parent-style-name="Text_20_body">
      <style:paragraph-properties fo:text-align="justify" style:justify-single-word="false"/>
      <style:text-properties style:font-name="Times New Roman" fo:font-size="14pt" fo:font-weight="normal" officeooo:rsid="000b1458" officeooo:paragraph-rsid="001b3e5d" style:font-size-asian="14pt" style:font-weight-asian="normal" style:font-size-complex="14pt" style:font-weight-complex="normal"/>
    </style:style>
    <style:style style:name="P22" style:family="paragraph" style:parent-style-name="Text_20_body">
      <style:paragraph-properties fo:text-align="justify" style:justify-single-word="false"/>
      <style:text-properties style:font-name="Times New Roman" fo:font-size="14pt" fo:font-weight="normal" officeooo:rsid="000b1458" officeooo:paragraph-rsid="00322eca" style:font-size-asian="14pt" style:font-weight-asian="normal" style:font-size-complex="14pt" style:font-weight-complex="normal"/>
    </style:style>
    <style:style style:name="P23" style:family="paragraph" style:parent-style-name="Text_20_body">
      <style:paragraph-properties fo:text-align="justify" style:justify-single-word="false"/>
      <style:text-properties style:font-name="Times New Roman" fo:font-size="14pt" fo:font-weight="normal" officeooo:rsid="000ce6f8" officeooo:paragraph-rsid="000ce6f8" style:font-size-asian="14pt" style:font-weight-asian="normal" style:font-size-complex="14pt" style:font-weight-complex="normal"/>
    </style:style>
    <style:style style:name="P24"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25" style:family="paragraph" style:parent-style-name="Text_20_body">
      <style:paragraph-properties fo:text-align="justify" style:justify-single-word="false"/>
      <style:text-properties style:font-name="Times New Roman" fo:font-size="14pt" fo:font-weight="bold" officeooo:rsid="00345357" officeooo:paragraph-rsid="00345357" style:font-size-asian="14pt" style:font-weight-asian="bold" style:font-size-complex="14pt" style:font-weight-complex="bold"/>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243847"/>
    </style:style>
    <style:style style:name="P28" style:family="paragraph" style:parent-style-name="Text_20_body">
      <style:paragraph-properties fo:text-align="justify" style:justify-single-word="false"/>
      <style:text-properties fo:color="#c9211e" loext:opacity="100%" style:font-name="Times New Roman" fo:font-size="14pt" fo:font-weight="normal" officeooo:rsid="0017bfb5" style:font-size-asian="14pt" style:font-weight-asian="normal" style:font-size-complex="14pt" style:font-weight-complex="normal"/>
    </style:style>
    <style:style style:name="P29" style:family="paragraph">
      <loext:graphic-properties draw:fill-color="#000000"/>
      <style:text-properties fo:font-size="12pt"/>
    </style:style>
    <style:style style:name="P30" style:family="paragraph">
      <loext:graphic-properties draw:fill-color="#000000"/>
    </style:style>
    <style:style style:name="T1" style:family="text">
      <style:text-properties officeooo:rsid="0009ea09"/>
    </style:style>
    <style:style style:name="T2" style:family="text">
      <style:text-properties officeooo:rsid="000a04cf"/>
    </style:style>
    <style:style style:name="T3" style:family="text">
      <style:text-properties officeooo:rsid="000b1458"/>
    </style:style>
    <style:style style:name="T4" style:family="text">
      <style:text-properties officeooo:rsid="000e6b59"/>
    </style:style>
    <style:style style:name="T5" style:family="text">
      <style:text-properties officeooo:rsid="000f9549"/>
    </style:style>
    <style:style style:name="T6" style:family="text">
      <style:text-properties style:font-name="Times New Roman" fo:font-size="14pt" style:font-size-asian="14pt" style:font-size-complex="14pt"/>
    </style:style>
    <style:style style:name="T7" style:family="text">
      <style:text-properties style:font-name="Times New Roman" fo:font-size="14pt" officeooo:rsid="000ce6f8" style:font-size-asian="14pt" style:font-size-complex="14pt"/>
    </style:style>
    <style:style style:name="T8" style:family="text">
      <style:text-properties style:font-name="Times New Roman" fo:font-size="14pt" officeooo:rsid="001bd130" style:font-size-asian="14pt" style:font-size-complex="14pt"/>
    </style:style>
    <style:style style:name="T9" style:family="text">
      <style:text-properties style:font-name="Times New Roman" fo:font-size="14pt" officeooo:rsid="003b6ccc" style:font-size-asian="14pt" style:font-size-complex="14pt"/>
    </style:style>
    <style:style style:name="T10" style:family="text">
      <style:text-properties style:font-name="Times New Roman" fo:font-size="14pt" fo:font-weight="normal" style:font-size-asian="14pt" style:font-weight-asian="normal" style:font-size-complex="14pt" style:font-weight-complex="normal"/>
    </style:style>
    <style:style style:name="T11" style:family="text">
      <style:text-properties style:font-name="Times New Roman" fo:font-size="14pt" fo:font-weight="normal" officeooo:rsid="000ce6f8" style:font-size-asian="14pt" style:font-weight-asian="normal" style:font-size-complex="14pt" style:font-weight-complex="normal"/>
    </style:style>
    <style:style style:name="T12" style:family="text">
      <style:text-properties style:font-name="Times New Roman" fo:font-size="14pt" fo:font-weight="normal" officeooo:rsid="00115508" style:font-size-asian="14pt" style:font-weight-asian="normal" style:font-size-complex="14pt" style:font-weight-complex="normal"/>
    </style:style>
    <style:style style:name="T13" style:family="text">
      <style:text-properties style:font-name="Times New Roman" fo:font-size="14pt" fo:font-weight="normal" officeooo:rsid="001bd130" style:font-size-asian="14pt" style:font-weight-asian="normal" style:font-size-complex="14pt" style:font-weight-complex="normal"/>
    </style:style>
    <style:style style:name="T14"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5" style:family="text">
      <style:text-properties officeooo:rsid="001a9918"/>
    </style:style>
    <style:style style:name="T16" style:family="text">
      <style:text-properties officeooo:rsid="00251fa5"/>
    </style:style>
    <style:style style:name="T17" style:family="text">
      <style:text-properties fo:font-weight="normal" style:font-weight-asian="normal" style:font-weight-complex="normal"/>
    </style:style>
    <style:style style:name="T18" style:family="text">
      <style:text-properties officeooo:rsid="0026a68b"/>
    </style:style>
    <style:style style:name="T19" style:family="text">
      <style:text-properties officeooo:rsid="0027bb5b"/>
    </style:style>
    <style:style style:name="T20" style:family="text">
      <style:text-properties officeooo:rsid="002979da"/>
    </style:style>
    <style:style style:name="T21" style:family="text">
      <style:text-properties officeooo:rsid="00236b64"/>
    </style:style>
    <style:style style:name="T22" style:family="text">
      <style:text-properties officeooo:rsid="002f1f70"/>
    </style:style>
    <style:style style:name="T23" style:family="text">
      <style:text-properties officeooo:rsid="00322eca"/>
    </style:style>
    <style:style style:name="T24" style:family="text">
      <style:text-properties style:use-window-font-color="true" loext:opacity="0%"/>
    </style:style>
    <style:style style:name="fr1" style:family="graphic" style:parent-style-name="Frame">
      <style:graphic-properties style:vertical-pos="from-top" style:vertical-rel="paragraph" style:horizontal-pos="from-left" style:horizontal-rel="paragraph" fo:background-color="#b4c7dc" style:background-transparency="0%" draw:fill="solid" draw:fill-color="#b4c7dc" draw:opacity="100%" fo:padding="0.0591in" fo:border="2.24pt solid #000000"/>
    </style:style>
    <style:style style:name="gr1" style:family="graphic">
      <style:graphic-properties draw:auto-grow-height="false" fo:min-height="0.0937in" fo:min-width="0.0256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000000" draw:auto-grow-height="false" fo:min-height="0.3055in" fo:min-width="0.7429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auto-grow-height="false" fo:min-height="0.2937in" fo:min-width="1.9244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NSTİTÜ</text:p>
      <text:p text:style-name="P5"/>
      <text:p text:style-name="P5">ENSTÜTÜ YARDIMCILIĞI</text:p>
      <text:p text:style-name="P6"/>
      <text:p text:style-name="P6">ARAŞTIRMA RAPORU</text:p>
      <text:p text:style-name="P24"/>
      <text:p text:style-name="P25"><draw:custom-shape text:anchor-type="paragraph" draw:z-index="2" draw:name="Shape 3" draw:style-name="gr3" draw:text-style-name="P30" svg:width="1.9898in" svg:height="0.3594in" svg:x="-0.028in" svg:y="-0.071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3" draw:name="Shape 1" draw:style-name="gr2" draw:text-style-name="P29" svg:width="0.813in" svg:height="0.3752in" svg:x="5.9827in" svg:y="-0.071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4" draw:name="Shape 2" draw:style-name="gr1" svg:width="0.0315in" svg:height="0.0996in" svg:x="6.7638in" svg:y="0.1008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Konu:Görüntü İşleme <text:s text:c="20"/><text:tab/> <text:s text:c="8"/><text:span text:style-name="T24"><text:s text:c="4"/><text:tab/><text:tab/><text:tab/><text:tab/><text:tab/> </text:span><text:span text:style-name="T24"><text:date style:data-style-name="N37" text:date-value="2025-03-19T14:01:35.499320025" text:fixed="true">03/19/25</text:date></text:span><text:span text:style-name="T24"><text:s text:c="49"/></text:span><text:s/><text:tab/></text:p>
      <text:p text:style-name="P16"><draw:frame draw:style-name="fr1" draw:name="Frame1" text:anchor-type="paragraph" svg:x="-0.0382in" svg:y="0.2339in" svg:width="6.8339in" draw:z-index="0"><draw:text-box fo:min-height="7.0571in"><text:p text:style-name="P4"><text:span text:style-name="T22">Yönetici Özeti</text:span><text:tab/></text:p><text:p text:style-name="P2"/><text:p text:style-name="P27"><text:span text:style-name="T14"><text:tab/></text:span><text:span text:style-name="T6">Görüntü işleme (image processing), dijital görüntülerin analiz edilmesi, manipüle edilmesi ve yorumlanmasıyla ilgilenen bir alandır. Bu araştırma raporu, derin öğrenme, bilgisayarl</text:span><text:span text:style-name="T9">ı</text:span><text:span text:style-name="T6"> gör</text:span><text:span text:style-name="T9">ü(computer vision)</text:span><text:span text:style-name="T6"> ve yapay zeka alanlarındaki güncel gelişmeleri ele alan çeşitli çalışmaları içermektedir. Spiking sinir ağları (SNN) ve gömülü sistemler üzerine yapılan çalışmada, derin konvolüsyonel bir spiking sinir ağı (DCSNN) geliştirilmiş ve arazi sınıflandırma ile epileptik nöbet tespiti alanlarında test edilmiştir. Sonuçlar, yüksek doğruluk oranları ile bu yaklaşımın etkinliğini göstermektedir. Meta AI Research tarafından geliştirilen genel segmentasyon modeli (SAM), geniş veri kümeleri üzerinde eğitilerek görüntü segmentasyonunun farklı alanlardaki performansını değerlendirmiştir. Yüz ifadesi tanıma (FER) üzerine yapılan çalışmada, yüzün kritik bölgelerini otomatik olarak belirleyen bir model geliştirilmiş ve beş farklı veri kümesinde yüksek doğruluk oranları elde edilmiştir.</text:span></text:p><text:p text:style-name="P14"/><text:p text:style-name="P10"><text:tab/>Video nesne segmentasyonu çalışmasında, uzay-zaman grafiği yöntemi kullanılarak nesne takibi ve segmentasyonu için daha verimli bir çözüm önerilmiştir. Endüstriyel görüntü anomali tespiti (IAD) alanında, derin öğrenme tabanlı anomali tespit yöntemleri incelenmiş ve bu alandaki temel zorluklar ile çözüm önerileri sunulmuştur. Görsel transformatörlerde hesaplama yükünü azaltmak için hiyerarşik dikkat mekanizmaları (H-MHSA) tabanlı yeni bir model önerilmiş ve farklı bilgisayarla görme görevlerinde başarılı sonuçlar elde edilmiştir.</text:p><text:p text:style-name="P10"/></draw:text-box></draw:frame></text:p>
      <text:p text:style-name="P16"><text:soft-page-break/></text:p>
      <text:p text:style-name="P16"/>
      <text:p text:style-name="P16"/>
      <text:p text:style-name="P16"><draw:frame draw:style-name="fr1" draw:name="Frame2" text:anchor-type="paragraph" svg:x="-0.0272in" svg:y="-0.1307in" svg:width="6.8126in" draw:z-index="1"><draw:text-box fo:min-height="5.5154in"><text:p text:style-name="P3"><text:span text:style-name="T21">Yönetici Özeti</text:span><text:tab/></text:p><text:p text:style-name="P2"><text:tab/></text:p><text:p text:style-name="P10"><text:tab/>Uzaktan algılama görüntü analizi çalışmasında, uydu görüntülerinin sınıflandırılması için yeni bir derin öğrenme tabanlı görsel transformatör modeli geliştirilmiş ve CNN tabanlı yaklaşımlara kıyasla iyileştirilmiş sonuçlar elde edilmiştir. Çoklu nesne takibi (MOT) alanında, karmaşık hareket tahmini problemlerini çözmek için ETTrack adlı yeni bir model önerilmiş ve rekabetçi doğruluk oranları elde edilmiştir. Görsel transformatörler (ViT) üzerine yapılan çalışmada, ViT modellerinde token budama teknikleri optimize edilerek hesaplama maliyetleri düşürülmüş ve doğruluk oranları artırılmıştır.</text:p><text:p text:style-name="P10"/><text:p text:style-name="P10"><text:tab/>3D görselleştirme alanında, tek bir 2D görüntüden yeni perspektifler oluşturmak için simetrik üç düzlemli nöral ışın alanları (STNeRF) yöntemi geliştirilmiştir. Son olarak, su altı nesne tespiti çalışmasında, alan kayması problemlerine karşı görüntü iyileştirme teknikleri kullanılarak nesne tespitinin doğruluğu artırılmıştır. Bu rapor, yapay zeka ve derin öğrenme alanlarında yapılan güncel araştırmaları kapsamlı bir şekilde analiz etmekte ve önerilen yenilikçi yöntemlerin performansını değerlendirmektedir.</text:p><text:p text:style-name="P2"/></draw:text-box></draw:frame><text:tab/>Derin sinir ağları (DNN'ler), son yıllarda günlük görevleri çözmede büyük ilgi görmüştür. Ancak, hesaplama ve enerji maliyetleri, mobil ve uç cihazlarda kullanımını sınırlamaktadır. Spiking sinir ağları (SNN'ler) olarak bilinen nöromorfik hesaplama yaklaşımı, performans ile hesaplama maliyetleri arasındaki boşluğu kapatmak için potansiyel bir çözüm sunmaktadır. Enerji verimliliği açısından potansiyel avantajlarına rağmen, mevcut SNN'ler genellikle MNIST, Fashion-MNIST ve CIFAR10 gibi veri kümeleriyle kullanılmakta olup, bu da onları DNN'lere kıyasla daha sınırlı uygulama alanlarına sahip kılmaktadır. Bu nedenle, SNN'lerin sahne sınıflandırma ve epileptik nöbet tahmini gibi gerçek dünya uygulamalarına uygulanabilirliği henüz tam olarak gösterilememiştir.</text:p>
      <text:p text:style-name="P19"><text:soft-page-break/></text:p>
      <text:p text:style-name="P19"><text:tab/>Bu makalede, gömülü uygulamalar için derin konvolüsyonel bir spiking sinir ağı (DCSNN) geliştirilmiştir. Daha derin SNN'ler oluşturmak amacıyla, konvolüsyonel mimari olan Visual Geometry Group (VGG16) modeli araştırılmıştır. Spiking bir model eğitmek için, önceden eğitilmiş VGG16 modeli, orijinaliyle neredeyse karşılaştırılabilir performansa sahip olacak şekilde spiking eşdeğerine dönüştürülmüştür. VGG16'nın eğitilmiş ağırlıkları, uygun ağırlık-eşik dengesi sağlanarak eşdeğer SNN mimarisine aktarılmıştır. </text:p>
      <text:p text:style-name="P19"/>
      <text:p text:style-name="P19"><text:tab/>Model, arazi kullanımı ve arazi örtüsü sınıflandırması ile epileptik nöbet tespiti olmak üzere iki vaka çalışmasında değerlendirilmiştir. Deneysel sonuçlar, sınıflandırma doğruluğunun %94,88, nöbet tespiti özgüllüğünün %99,45 ve duyarlılığın %95,06 olduğunu göstermektedir. Dönüşüme dayalı eğitimin SNN'ler için umut verici olduğu doğrulanmış olup, DNN'lerin karmaşık ve gerçek dünya problemlerini çözme avantajlarının SNN'ler için de erişilebilir hale geldiği görülmüştür.<text:span text:style-name="T1">(1)</text:span></text:p>
      <text:p text:style-name="P15"/>
      <text:p text:style-name="P17"><text:tab/>Meta AI Research, yakın zamanda benzeri görülmemiş büyüklükte bir segmentasyon veri kümesi (SA-1B) üzerinde önceden eğitilmiş, genel ve istemle yönlendirilebilen bir "her şeyi segmentleme modeli" (SAM) geliştirmiştir. Şüphesiz, SAM'in ortaya çıkışı, geniş bir yelpazede pratik görüntü segmentasyon uygulamaları için önemli faydalar sağlayacaktır.</text:p>
      <text:p text:style-name="P15"/>
      <text:p text:style-name="P15"><text:tab/>Bu çalışmada, SAM'in çeşitli uygulamalardaki performansını inceleyen bir dizi kapsamlı araştırma gerçekleştirilmiştir. Özellikle doğal görüntüler, tarım, üretim, uzaktan algılama ve sağlık alanlarına odaklanılarak analizler yapılmıştır. SAM'in avantajları ve sınırlamaları detaylı bir şekilde ele alınmış ve segmentasyon görevlerinde gelecekteki gelişimi hakkında bir perspektif sunulmuştur. Böylece, SAM'in pratik uygulamalarına dair kapsamlı bir anlayış kazandırılması hedeflenmiştir. Bu çalışmanın, gelecekteki genel segmentasyon araştırmalarına katkı sağlayacak içgörüler sunması beklenmektedir.<text:span text:style-name="T1">(2)</text:span></text:p>
      <text:p text:style-name="P15"/>
      <text:p text:style-name="P20"><text:tab/></text:p>
      <text:p text:style-name="P20"/>
      <text:p text:style-name="P20"><text:soft-page-break/></text:p>
      <text:p text:style-name="P20"><text:tab/>Yüz ifadesi tanıma (FER), yüz ifadesi verilerindeki düşük sınıf içi farklılık nedeniyle hâlâ zorlu bir görev olmaya devam etmektedir. FER için yüzün kritik bölgelerinin önemi göz önüne alındığında, mevcut birçok çalışma, bazı belirlenmiş kritik noktaların önceden sağlanan bilgisini kullanarak FER'in performansını artırmayı amaçlamaktadır. Ancak, özellikle geniş ve doğal yüz ifadesi görüntüleri için yüzün kritik noktalarını elle belirlemek karmaşık ve zaman alıcıdır.</text:p>
      <text:p text:style-name="P15"/>
      <text:p text:style-name="P15"><text:tab/>Bu çalışmada, FER'de özellik öğrenimi sırasında yüzün kritik bölgelerini uyarlanabilir şekilde güçlendirmek amacıyla yerel ve yerel olmayan bileşenleri birleştiren bir ağ önerilmektedir. Önerilen yöntemde, yüzün yerel ve yerel olmayan bilgilerine dayalı iki bileşen oluşturulmuştur. Birden fazla yerel ağdan oluşan bir topluluk modeli, yüzün farklı yerel bölgelerine karşılık gelen yerel özellikleri çıkarmak için kullanılmıştır. Ayrıca, bir yerel olmayan dikkat ağı, her yerel bölgenin önemini keşfetmek için tasarlanmıştır.</text:p>
      <text:p text:style-name="P18"><text:tab/></text:p>
      <text:p text:style-name="P18"><text:tab/>Özellikle, yerel olmayan ağ tarafından elde edilen dikkat ağırlıkları yerel bileşene beslenerek yüzün küresel ve yerel bilgileri arasında etkileşimli bir geri bildirim mekanizması sağlanmaktadır. İlginç bir şekilde, yerel bölgelere karşılık gelen yerel olmayan ağırlıklar zamanla güncellenmekte ve daha kritik bölgelere daha yüksek ağırlıklar verilmektedir. Ayrıca, derin semantik bilgi ve düşük seviyeli hiyerarşik detay bilgilerini birleştirmek için U-Net kullanılmıştır. Son olarak, deneysel sonuçlar, önerilen yöntemin beş farklı karşılaştırmalı veri kümesi üzerinde en güncel yöntemlere kıyasla daha üstün performans sergilediğini göstermektedir.<text:span text:style-name="T1">(3)</text:span></text:p>
      <text:p text:style-name="P28"/>
      <text:p text:style-name="P19"><text:tab/>Video nesne segmentasyonu, uzay ve zamanda spektral grafik kümeleme olarak ele alınmıştır; burada her piksel için bir grafik düğümü ve yerel uzay-zaman komşulukları oluşturan kenarlar tanımlanmıştır. Bu video grafiğindeki en güçlü kümenin belirgin nesneyi temsil ettiği öne sürülmüştür. </text:p>
      <text:p text:style-name="P19"/>
      <text:p text:style-name="P19"><text:tab/>İlk olarak, grafiğin bitişiklik matrisinin ana özvektörünü, matris açıkça oluşturulmadan yaklaşık olarak hesaplamak için 3D filtrelemeye dayalı yeni ve etkili bir yöntem önerilmiştir. Bu temel özellik, GPU üzerinde hızlı bir paralel uygulama yapılmasına olanak tanımış ve bu, özvektörü hesaplamak için klasik yaklaşımlardan <text:soft-page-break/>kat kat daha hızlı sonuçlar vermiştir. Video semantik segmentasyon literatüründe benzersiz olan bu spektral uzay-zaman kümeleme yaklaşımının motivasyonu, nesne tutarlılığını zaman içinde korumaya odaklanması olarak belirtilmiştir. Bu tutarlılık, geliştirilen yeni bir segmentasyon tutarlılık ölçütü ile değerlendirilmiştir. </text:p>
      <text:p text:style-name="P19"><text:tab/></text:p>
      <text:p text:style-name="P19"><text:tab/>Daha sonra, çoklu girdi özellik kanalları üzerinde çözümün nasıl verimli bir şekilde öğrenilebileceği gösterilmiştir. Son olarak, yaklaşımın formülasyonu segmentasyon görevinin ötesine taşınarak nesne takibi alanına genişletilmiştir. Kapsamlı deneylerde, hem takip hem de segmentasyon için birden fazla kıyaslamada en iyi yöntemlerin ve onları birleştiren güçlü toplulukların ötesinde önemli iyileştirmeler elde edilmiş ve state-of-the-art (en gelişmiş) sonuçlara ulaşılmıştır.<text:span text:style-name="T15">(4)</text:span></text:p>
      <text:p text:style-name="P17"/>
      <text:p text:style-name="P17"><text:span text:style-name="T1"><text:tab/>Derin öğrenmenin son yıllardaki hızlı gelişimi, endüstriyel görüntü anomali tespiti (IAD) alanında önemli bir dönüm noktası olmuştur. Bu çalışmada, derin öğrenme tabanlı görüntü anomali tespit tekniklerini; sinir ağı mimarileri, gözetim seviyeleri, kayıp fonksiyonları, metrikler ve veri kümeleri açısından kapsamlı bir şekilde incel</text:span><text:span text:style-name="T18">enmiştir</text:span><text:span text:style-name="T1">. Ayrıca, endüstriyel üretimden umut verici bir senaryo çıkararak mevcut IAD yaklaşımlarını önerdiğimiz çerçeve altında gözden geçiri</text:span><text:span text:style-name="T20">lmiştir</text:span><text:span text:style-name="T1">. Dahası, görüntü anomali tespiti alanındaki bazı açık zorlukları vurgul</text:span><text:span text:style-name="T18">anmıştır</text:span><text:span text:style-name="T1">. Farklı gözetim seviyelerinde temsilci ağ mimarilerinin avantajları ve dezavantajları tartışılmaktadır. Son olarak, araştırma bulgularını özetleyerek gelecekteki araştırma yönlerine işaret edi</text:span><text:span text:style-name="T20">lmiştir</text:span><text:span text:style-name="T1">.(5</text:span><text:span text:style-name="T15">)</text:span></text:p>
      <text:p text:style-name="P15"/>
      <text:p text:style-name="P17"><text:tab/>Bu makale, klasik görsel transformatörlerde çoklu başlık kendi kendine dikkat (MHSA) mekanizmasının yüksek hesaplama ve bellek karmaşıklığını ele almaktadır. Bu doğrultuda, kendi kendine dikkati hiyerarşik bir şekilde hesaplayan yeni bir yaklaşım olan hiyerarşik MHSA (H-MHSA) <text:span text:style-name="T20">önerilmektedir</text:span>.</text:p>
      <text:p text:style-name="P15"/>
      <text:p text:style-name="P15"><text:tab/>Özellikle, giriş görüntüsü yaygın olarak yapıldığı gibi öncelikle parçalara (patch'lere) ayrılmakta ve her parça bir token olarak ele alınmaktadır. Daha sonra, önerilen H-MHSA, token ilişkilerini yerel parçalar içinde öğrenerek yerel ilişki modellemesi gerçekleştirir. Küçük parçalar daha büyük parçalara birleştirildiğinde, H-MHSA bu az sayıda birleştirilmiş token için küresel bağımlılıkları modellemektedir. <text:soft-page-break/>Son olarak, yerel ve küresel dikkat özellikleri birleştirilerek güçlü temsil kapasitesine sahip özellikler elde edilir.</text:p>
      <text:p text:style-name="P15"/>
      <text:p text:style-name="P15">“<text:tab/>Her adımda yalnızca sınırlı sayıda token için dikkat hesaplandığından, hesaplama yükü önemli ölçüde azalır. Böylece, H-MHSA, ince detayları kaybetmeden tokenlar arasındaki küresel ilişkileri verimli bir şekilde modelleyebilir. H-MHSA modülü entegre edilerek, hiyerarşik dikkat tabanlı bir transformatör ağı ailesi olan HAT-Net geliştirilmiştir.</text:p>
      <text:p text:style-name="P15"/>
      <text:p text:style-name="P15"><text:tab/>HAT-Net’in sahne anlama konusundaki üstünlüğünü göstermek amacıyla, görüntü sınıflandırma, semantik segmentasyon, nesne tespiti ve örnek bazlı segmentasyon gibi temel görsel görevler üzerinde kapsamlı deneyler gerçekleştir<text:span text:style-name="T19">ilmiştir</text:span>. Bu doğrultuda, HAT-Net, görsel transformatörler için yeni bir bakış açısı sunmaktadır.<text:span text:style-name="T2">(</text:span><text:span text:style-name="T3">6</text:span><text:span text:style-name="T2">)</text:span></text:p>
      <text:p text:style-name="P15"/>
      <text:p text:style-name="P21"/>
      <text:p text:style-name="P12"><text:tab/>Su altı nesne tespiti, su ortamlarını koruma, keşfetme ve değerlendirme açısından birçok uygulamaya sahip olmaktadır. Ancak, su altı ortamlarının değişken bulanıklık, renk sapmaları ve ışık koşulları gibi nesne tespiti açısından benzersiz zorluklar barındırdığı bilinmektedir. Bu fenomenler tarafından bir alan kaymasının (domain shift) oluşturulduğu ve su altı nesne tespiti modellerinin tasarımı ve değerlendirilmesi sırasında dikkate alınması gerektiği görülmektedir. Su altı nesne tespiti yöntemlerinin kapsamlı bir şekilde incelendiği bilinmesine rağmen, önerilen yaklaşımların çoğu tarafından su ortamlarına özgü alan kayması zorluklarının ele alınmadığı tespit edilmektedir.</text:p>
      <text:p text:style-name="P13"/>
      <text:p text:style-name="P13"><text:tab/>Bu çalışmada, su altı nesne tespitinde alan kaymasıyla mücadele edilmesi amacıyla görüntü iyileştirme kullanılan veri merkezli bir çerçeve önerilmektedir. Popüler nesne tespit modellerinin yeni su altı alanlarına genelleme yapma yeteneklerinin test edilmesi sonucunda, doğruluk açısından önemli bir fark olduğu gösterilmektedir. Çerçevenin kullanılmasıyla, üç farklı gerçek dünya su altı veri seti ve iki yaygın nesne tespit algoritması ile 14 farklı görüntü işleme ve iyileştirme yönteminin karşılaştırılması yapılmaktadır. Bağımsız bir test seti kullanılarak, önerilen yaklaşım tarafından mevcut model merkezli yöntemlerin ortalama hassasiyet performansının 1,7 ila 8,0 puan arasında artırıldığı gösterilmektedir. Sonuç olarak, <text:soft-page-break/>önerilen çerçevenin su altı alanlarına genelleme yapmada görüntü iyileştirmenin önemli bir katkı sağladığı kanıtlanmaktadır.<text:span text:style-name="T5">(</text:span><text:span text:style-name="T23">7</text:span><text:span text:style-name="T5">)</text:span></text:p>
      <text:p text:style-name="P13"/>
      <text:p text:style-name="P13"><text:tab/>Bu makalede, STNeRF adlı bir yöntem sunulmaktadır. Bu yöntem, 3D zemin doğruluk verileri (nokta bulutları, derinlik haritaları, CAD modelleri vb.) gibi ön bilgiye ihtiyaç duymadan, tek bir 2D görüntüden araçların yeni görünümlerini sentezlemeyi amaçlamaktadır. Bu görevde karşılaşılan önemli bir zorluk, CNN'lerin karakteristik özelliklerinden kaynaklanmaktadır ve yerel özelliklerin kullanımı, yalnızca tek bir bakış açısından elde edilen görüntülerle eğitim ve doğrulama yapıldığında, sentezlenen görüntünün düzleşmiş bir temsiline yol açabilmektedir. Mevcut birçok yöntem, yerel özellikleri göz ardı ederek, tüm yeniden yapılandırma sürecinde küresel özelliklere dayanma eğiliminde olmakta ve bu da sentezlenen görüntüde ince ayrıntıların kaybolmasına neden olabilmektedir.</text:p>
      <text:p text:style-name="P13"><text:tab/></text:p>
      <text:p text:style-name="P13"><text:tab/>Bu sorunu ele almak için Simetrik Üç Düzlemli Nöral Işın Alanları (STNeRF) tanıtılmaktadır. STNeRF, 2D görüntü özelliklerini 3D'ye genişletmek amacıyla mekansal farkındalığa sahip evrişimli bir üç düzlemli özellik çıkarıcı kullanmaktadır. Bu yöntem, yerel özellikleri içeren görünüm bileşenini ve küresel özelliklerden oluşan şekil bileşenini birbirinden ayırarak bir nöral ışın alanı oluşturmak için kullanmaktadır. Daha sonra, bu nöral ön bilgiler yeni görünümleri oluşturmak için kullanılmaktadır.</text:p>
      <text:p text:style-name="P13"/>
      <text:p text:style-name="P22"><text:tab/>Ayrıca, STNeRF, araçların simetrik özelliklerinden yararlanarak, görünüm bileşeninin orijinal bakış açısından bağımsız hale getirilmesini ve hedef uzayın simetrisiyle hizalanmasını sağlamaktadır. Bu sayede, ağın görünmeyen bölgeleri temsil etme yeteneği artırılmaktadır. Yapılan nitel ve nicel değerlendirmeler, STNeRF’in hem geometrik hem de görsel yeniden yapılandırma açısından mevcut çözümlerden daha üstün performans sergilediğini göstermektedir.<text:span text:style-name="T4">(</text:span><text:span text:style-name="T23">8</text:span><text:span text:style-name="T4">)</text:span></text:p>
      <text:p text:style-name="P21"/>
      <text:p text:style-name="P21"/>
      <text:p text:style-name="P21"><text:tab/>Makine öğrenimi teknikleri kullanılarak uzaktan algılama görüntülerinin otomatik sınıflandırılması, görüntülerin karmaşık özellikleri nedeniyle zorludur. Bu görüntüler; çoklu çözünürlük, heterojen görünüm ve çoklu spektral kanallar gibi özelliklerle karakterize edilir. Son yıllarda, derin öğrenme yöntemleri uzaktan <text:soft-page-break/>algılama uydu görüntülerinin analizinde umut verici sonuçlar elde etmiştir. Ancak, evrişimli sinir ağları (CNN) tabanlı derin öğrenme yöntemleri, uydu görüntülerindeki içsel nesnelerin analizinde zorluklarla karşılaşmaktadır. Bu teknikler, düşük çözünürlük, bulut maskeleme, gömülü nesnelerin farklı boyutları ve görünüm çeşitliliği gibi karmaşık özellikler nedeniyle uzaktan algılama uydu görüntülerinin analizinde optimum performansa ulaşamamıştır. Evrişimli işlemlerdeki alıcı alanlar, uzun menzilli bağımlılıkları kurmada yetersiz kalmakta ve etkili özellik çıkarımı için küresel bağlamsal bağlantıdan yoksundur.</text:p>
      <text:p text:style-name="P15"/>
      <text:p text:style-name="P15"><text:tab/>Bu sorunu ele almak için, uzaktan algılama görüntülerinin verimli analizi için geliştirilmiş bir derin öğrenme tabanlı görsel transformatör modeli öneriyoruz. Önerilen model, çok başlı yerel kendine dikkat (self-attention) mekanizmasını yama kaydırma (patch shifting) prosedürü ile birleştirerek hem yerel hem de küresel bağlam sağlayarak, uzaktan algılama görüntülerinin çok ölçekli ve çok çözünürlüklü mekânsal özelliklerinin etkili bir şekilde çıkarılmasını sağlamaktadır. Ayrıca, önerilen model, bırakma modülleri (dropout) ve doğrusal bozunumlu öğrenme oranı zamanlayıcısı (decay linear learning rate scheduler) eklenerek hiperparametrelerin ince ayarı ile güçlendirilmiştir. Bu yaklaşım, uydu görüntülerindeki karmaşık özelliklerin öğrenilmesi ve çıkarılması için yerel kendine dikkat mekanizmasından faydalanmaktadır.</text:p>
      <text:p text:style-name="P15"/>
      <text:p text:style-name="P15"><text:tab/>RSSCN, EuroSat, UC Merced (UCM) ve SIRI-WHU olmak üzere dört farklı uzaktan algılama görüntü veri kümesi üzerinde deneyler ve analizler gerçekleştirilmiştir. Sonuçlar, önerilen görsel transformatör modelinin CNN tabanlı yöntemlere kıyasla bazı iyileştirmeler sağladığını göstermektedir.<text:span text:style-name="T3">(</text:span><text:span text:style-name="T16">9)</text:span></text:p>
      <text:p text:style-name="P21"/>
      <text:p text:style-name="P21"><text:tab/>Birçok Çoklu Nesne Takibi (MOT) yaklaşımı, tespit edilen tüm nesneleri kareler arasında ilişkilendirmek için hareket bilgisinden yararlanmaktadır. Ancak, Kalman Filtresi'ne dayanan geleneksel "takip ederek tespit etme" (TBD) yöntemleri, doğrusal hareket senaryolarında iyi çalışsa da, karmaşık ve doğrusal olmayan hareketler sergileyen nesnelerin konumlarını doğru bir şekilde tahmin etmekte zorlanmaktadır.</text:p>
      <text:p text:style-name="P15"/>
      <text:p text:style-name="P26"><text:soft-page-break/><text:span text:style-name="T10"><text:tab/>Bu sınırlamaları aşmak için, gelişmiş bir zamansal hareket tahmincisine sahip yeni bir hareket tahmin yöntemi olan </text:span><text:span text:style-name="Strong_20_Emphasis"><text:span text:style-name="T10">ETTrack</text:span></text:span><text:span text:style-name="T10">’i öneriyoruz. Özel olarak, hareket tahmincisi, hem uzun vadeli hem de kısa vadeli hareket örüntülerini yakalamak için bir </text:span><text:span text:style-name="Strong_20_Emphasis"><text:span text:style-name="T10">transformatör modeli</text:span></text:span><text:span text:style-name="T10"> ile </text:span><text:span text:style-name="Strong_20_Emphasis"><text:span text:style-name="T10">Zamansal Konvolüsyonel Ağ</text:span></text:span><text:span text:style-name="T10"> (TCN) modelini entegre etmektedir ve bireysel nesnelerin gelecekteki hareketlerini geçmiş hareket bilgilerine dayanarak tahmin etmektedir.</text:span></text:p>
      <text:p text:style-name="P15"/>
      <text:p text:style-name="P26"><text:span text:style-name="T10"><text:tab/>Buna ek olarak, nesnelerin hareket yönü hakkında ek bilgi sağlayan </text:span><text:span text:style-name="Strong_20_Emphasis"><text:span text:style-name="T10">Momentum Düzeltme Kayıp Fonksiyonu</text:span></text:span><text:span text:style-name="T10">nu (Momentum Correction Loss) öneriyoruz. Bu sayede hareket tahmincisi, ani hareket değişimlerine hızla uyum sağlayarak gelecekteki hareketleri daha doğru bir şekilde tahmin edebilmektedir.</text:span></text:p>
      <text:p text:style-name="P15"/>
      <text:p text:style-name="P26"><text:span text:style-name="T10"><text:tab/>Deneysel sonuçlarımız, ETTrack'in DanceTrack ve SportsMOT veri kümelerinde sırasıyla </text:span><text:span text:style-name="Strong_20_Emphasis"><text:span text:style-name="T10">%56,4</text:span></text:span><text:span text:style-name="T10"> ve </text:span><text:span text:style-name="Strong_20_Emphasis"><text:span text:style-name="T10">%74,4</text:span></text:span><text:span text:style-name="T10"> HOTA metrik puanlarıyla en son takip sistemleriyle rekabetçi bir performans sergilediğini göstermektedir. Çalışmamız, karmaşık dinamik ortamlarda MOT için güçlü bir çözüm sunarak takip algoritmalarının doğrusal olmayan hareket tahmin yeteneklerini geliştirmektedir.</text:span><text:span text:style-name="T11">(</text:span><text:span text:style-name="T12">10</text:span><text:span text:style-name="T11">)</text:span></text:p>
      <text:p text:style-name="P23"/>
      <text:p text:style-name="P7"><text:span text:style-name="T17"><text:tab/>Görsel Transformatör (ViT), görüntü tanıma alanında mükemmel doğruluk göstermiş ve çeşitli alanlarda aktif olarak incelenmiştir. Ancak, ViT büyük bir matris çarpımı gerektiren </text:span><text:span text:style-name="Strong_20_Emphasis"><text:span text:style-name="T17">Attention</text:span></text:span><text:span text:style-name="T17"> mekanizmasını kullanır ve bu işlem hesaplama açısından oldukça maliyetlidir. ViT'de kullanılan </text:span><text:span text:style-name="Strong_20_Emphasis"><text:span text:style-name="T17">Kendine Dikkat (Self-Attention)</text:span></text:span><text:span text:style-name="T17"> mekanizmasının hesaplama maliyeti, </text:span><text:span text:style-name="Strong_20_Emphasis"><text:span text:style-name="T17">token</text:span></text:span><text:span text:style-name="T17"> sayısı arttıkça </text:span><text:span text:style-name="Strong_20_Emphasis"><text:span text:style-name="T17">kare şeklinde büyümektedir</text:span></text:span><text:span text:style-name="T17">. Bu nedenle, son yıllarda </text:span><text:span text:style-name="Strong_20_Emphasis"><text:span text:style-name="T17">token sayısını azaltarak hesaplama maliyetini düşürmeye yönelik araştırmalar</text:span></text:span><text:span text:style-name="T17"> hız kazanmıştır.</text:span></text:p>
      <text:p text:style-name="P15"/>
      <text:p text:style-name="P26"><text:span text:style-name="T10"><text:tab/>Token'ları budamak (prune) için </text:span><text:span text:style-name="Strong_20_Emphasis"><text:span text:style-name="T10">budama oranının</text:span></text:span><text:span text:style-name="T10"> belirlenmesi gerekmektedir ve birçok çalışmada bu oran manuel olarak ayarlanmaktadır. Ancak, uygun budama oranı </text:span><text:span text:style-name="Strong_20_Emphasis"><text:span text:style-name="T10">göreve bağlı olarak değiştiğinden</text:span></text:span><text:span text:style-name="T10">, </text:span><text:span text:style-name="Strong_20_Emphasis"><text:span text:style-name="T10">manuel olarak optimum budama oranını belirlemek zor</text:span></text:span><text:span text:style-name="T10"> olmaktadır.</text:span></text:p>
      <text:p text:style-name="P15"/>
      <text:p text:style-name="P26"><text:span text:style-name="T10"><text:tab/>Bu çalışmada, bu sorunu çözmek için bir yöntem öneriyoruz. </text:span><text:span text:style-name="Strong_20_Emphasis"><text:span text:style-name="T10">Önerilen budama oranı ayarlama yöntemi</text:span></text:span><text:span text:style-name="T10">, </text:span><text:span text:style-name="Strong_20_Emphasis"><text:span text:style-name="T10">Gradient-Aware Scaling (GAS)</text:span></text:span><text:span text:style-name="T10"> ile </text:span><text:span text:style-name="Strong_20_Emphasis"><text:span text:style-name="T10">eğitim kaybının (loss) yakınsamasına</text:span></text:span><text:span text:style-name="T10"> göre budama oranını otomatik olarak ayarlamaktadır. Ayrıca, </text:span><text:span text:style-name="Strong_20_Emphasis"><text:span text:style-name="T10">Top-K</text:span></text:span><text:span text:style-name="T10"> </text:span><text:soft-page-break/><text:span text:style-name="T10">adlı genel amaçlı token budama yöntemi için </text:span><text:span text:style-name="Strong_20_Emphasis"><text:span text:style-name="T10">Değişken Orantılı Dikkat (Variable Proportional Attention - VPA)</text:span></text:span><text:span text:style-name="T10"> mekanizmasını öneriyoruz. Bu sayede, budama nedeniyle oluşan </text:span><text:span text:style-name="Strong_20_Emphasis"><text:span text:style-name="T10">performans kaybı</text:span></text:span><text:span text:style-name="T10"> azaltılmaktadır.</text:span></text:p>
      <text:p text:style-name="P26"><text:span text:style-name="Strong_20_Emphasis"><text:span text:style-name="T10"/></text:span></text:p>
      <text:p text:style-name="P26"><text:span text:style-name="Strong_20_Emphasis"><text:span text:style-name="T10"><text:tab/>CIFAR-10 veri kümesi</text:span></text:span><text:span text:style-name="T10"> üzerinde yapılan deneylerde, önerilen birkaç rekabetçi budama yöntemi, </text:span><text:span text:style-name="Strong_20_Emphasis"><text:span text:style-name="T10">manuel budama oranı ayarlamaktan daha yüksek tanıma doğruluğu sağlamaktadır</text:span></text:span><text:span text:style-name="T10">. Özellikle </text:span><text:span text:style-name="Strong_20_Emphasis"><text:span text:style-name="T10">eTPS+Adjust</text:span></text:span><text:span text:style-name="T10"> yöntemi, </text:span><text:span text:style-name="Strong_20_Emphasis"><text:span text:style-name="T10">Hybrid ViT-S</text:span></text:span><text:span text:style-name="T10"> modeliyle </text:span><text:span text:style-name="Strong_20_Emphasis"><text:span text:style-name="T10">%99.01 doğruluk oranı</text:span></text:span><text:span text:style-name="T10"> elde ederken, </text:span><text:span text:style-name="Strong_20_Emphasis"><text:span text:style-name="T10">%31.68 daha az FLOP</text:span></text:span><text:span text:style-name="T10"> kullanmıştır.</text:span></text:p>
      <text:p text:style-name="P15"/>
      <text:p text:style-name="P26"><text:span text:style-name="T10"><text:tab/>Ayrıca, </text:span><text:span text:style-name="Strong_20_Emphasis"><text:span text:style-name="T10">Top-K+VPA yöntemi</text:span></text:span><text:span text:style-name="T10">, yüksek budama oranlarında </text:span><text:span text:style-name="Strong_20_Emphasis"><text:span text:style-name="T10">ImageNet-1k üzerinde eğitilmiş ViT-L modelinin çıkarımı</text:span></text:span><text:span text:style-name="T10"> sırasında </text:span><text:span text:style-name="Strong_20_Emphasis"><text:span text:style-name="T10">token birleştirme (merging) yönteminden daha iyi performans göstermiştir</text:span></text:span><text:span text:style-name="T10"> ve </text:span><text:span text:style-name="Strong_20_Emphasis"><text:span text:style-name="T10">doğruluk-gecikme (Accuracy-Latency) ölçeklenebilirliği açısından üstünlük sağlamaktadır</text:span></text:span><text:span text:style-name="T10">. Özellikle </text:span><text:span text:style-name="Strong_20_Emphasis"><text:span text:style-name="T10">ViT-L modeline Top-K+VPA yöntemi GPU ortamında %6 budama oranıyla uygulandığında</text:span></text:span><text:span text:style-name="T10">, </text:span><text:span text:style-name="Strong_20_Emphasis"><text:span text:style-name="T10">ImageNet-1k veri kümesinde %80.62 doğruluk oranına ulaşmış</text:span></text:span><text:span text:style-name="T10">, </text:span><text:span text:style-name="Strong_20_Emphasis"><text:span text:style-name="T10">%50.44 daha az FLOP</text:span></text:span><text:span text:style-name="T10"> ve </text:span><text:span text:style-name="Strong_20_Emphasis"><text:span text:style-name="T10">%46.8 daha düşük gecikme süresi</text:span></text:span><text:span text:style-name="T10"> elde edilmiştir.</text:span><text:span text:style-name="T8">(</text:span><text:span text:style-name="T7">11)</text:span></text:p>
      <text:p text:style-name="P8"/>
      <text:p text:style-name="P10"><text:tab/><text:span text:style-name="T17">Birçok Çoklu Nesne Takibi (MOT) yaklaşımı, tespit edilen tüm nesneleri kareler arasında ilişkilendirmek için hareket bilgisinden yararlanmaktadır. Ancak, </text:span><text:span text:style-name="Strong_20_Emphasis"><text:span text:style-name="T17">Kalman Filtresi</text:span></text:span><text:span text:style-name="T17">’ne dayanan geleneksel </text:span><text:span text:style-name="Strong_20_Emphasis"><text:span text:style-name="T17">takip ederek tespit etme (TBD)</text:span></text:span><text:span text:style-name="T17"> yöntemleri, </text:span><text:span text:style-name="Strong_20_Emphasis"><text:span text:style-name="T17">doğrusal hareket senaryolarında</text:span></text:span><text:span text:style-name="T17"> iyi çalışsa da, </text:span><text:span text:style-name="Strong_20_Emphasis"><text:span text:style-name="T17">karmaşık ve doğrusal olmayan hareketler sergileyen nesnelerin konumlarını doğru bir şekilde tahmin etmekte zorlanmaktadır</text:span></text:span><text:span text:style-name="T17">.</text:span></text:p>
      <text:p text:style-name="P10"/>
      <text:p text:style-name="P26"><text:span text:style-name="T10"><text:tab/>Bu sınırlamaları aşmak için, </text:span><text:span text:style-name="Strong_20_Emphasis"><text:span text:style-name="T10">ETTrack</text:span></text:span><text:span text:style-name="T10"> adını verdiğimiz yeni bir </text:span><text:span text:style-name="Strong_20_Emphasis"><text:span text:style-name="T10">hareket tahmin yöntemi</text:span></text:span><text:span text:style-name="T10"> öneriyoruz. Önerilen yöntemde, geliştirilmiş bir </text:span><text:span text:style-name="Strong_20_Emphasis"><text:span text:style-name="T10">zamansal hareket tahmincisi</text:span></text:span><text:span text:style-name="T10"> kullanıyoruz. Özellikle, </text:span><text:span text:style-name="Strong_20_Emphasis"><text:span text:style-name="T10">hareket tahmincisi</text:span></text:span><text:span text:style-name="T10"> hem </text:span><text:span text:style-name="Strong_20_Emphasis"><text:span text:style-name="T10">uzun vadeli</text:span></text:span><text:span text:style-name="T10"> hem de </text:span><text:span text:style-name="Strong_20_Emphasis"><text:span text:style-name="T10">kısa vadeli hareket örüntülerini</text:span></text:span><text:span text:style-name="T10"> yakalamak için </text:span><text:span text:style-name="Strong_20_Emphasis"><text:span text:style-name="T10">bir transformatör modeli</text:span></text:span><text:span text:style-name="T10"> ile </text:span><text:span text:style-name="Strong_20_Emphasis"><text:span text:style-name="T10">Zamansal Konvolüsyonel Ağ (TCN)</text:span></text:span><text:span text:style-name="T10"> yapısını entegre etmekte ve nesnelerin </text:span><text:span text:style-name="Strong_20_Emphasis"><text:span text:style-name="T10">gelecekteki hareketlerini geçmiş hareket bilgilerine dayanarak tahmin etmektedir</text:span></text:span><text:span text:style-name="T10">.</text:span></text:p>
      <text:p text:style-name="P15"/>
      <text:p text:style-name="P26"><text:span text:style-name="T10"><text:tab/>Buna ek olarak, eğitim sırasında nesnelerin </text:span><text:span text:style-name="Strong_20_Emphasis"><text:span text:style-name="T10">hareket yönü hakkında ek bilgi sağlayan</text:span></text:span><text:span text:style-name="T10"> </text:span><text:span text:style-name="Strong_20_Emphasis"><text:span text:style-name="T10">Momentum Düzeltme Kayıp Fonksiyonu (Momentum Correction Loss)</text:span></text:span><text:span text:style-name="T10"> </text:span><text:soft-page-break/><text:span text:style-name="T10">öneriyoruz. Bu sayede hareket tahmincisi, </text:span><text:span text:style-name="Strong_20_Emphasis"><text:span text:style-name="T10">ani hareket değişimlerine hızla uyum sağlayarak gelecekteki hareketleri daha doğru bir şekilde tahmin edebilmektedir</text:span></text:span><text:span text:style-name="T10">.</text:span></text:p>
      <text:p text:style-name="P15"/>
      <text:p text:style-name="P26"><text:span text:style-name="T10"><text:tab/>Deneysel sonuçlarımız, </text:span><text:span text:style-name="Strong_20_Emphasis"><text:span text:style-name="T10">ETTrack</text:span></text:span><text:span text:style-name="T10">'in </text:span><text:span text:style-name="Strong_20_Emphasis"><text:span text:style-name="T10">DanceTrack</text:span></text:span><text:span text:style-name="T10"> ve </text:span><text:span text:style-name="Strong_20_Emphasis"><text:span text:style-name="T10">SportsMOT</text:span></text:span><text:span text:style-name="T10"> veri kümelerinde sırasıyla </text:span><text:span text:style-name="Strong_20_Emphasis"><text:span text:style-name="T10">%56,4</text:span></text:span><text:span text:style-name="T10"> ve </text:span><text:span text:style-name="Strong_20_Emphasis"><text:span text:style-name="T10">%74,4</text:span></text:span><text:span text:style-name="T10"> </text:span><text:span text:style-name="Strong_20_Emphasis"><text:span text:style-name="T10">HOTA</text:span></text:span><text:span text:style-name="T10"> metrik puanları elde ederek en son nesne takip sistemleriyle </text:span><text:span text:style-name="Strong_20_Emphasis"><text:span text:style-name="T10">rekabetçi bir performans sergilediğini</text:span></text:span><text:span text:style-name="T10"> göstermektedir. Çalışmamız, </text:span><text:span text:style-name="Strong_20_Emphasis"><text:span text:style-name="T10">karmaşık ve dinamik ortamlarda MOT için güçlü bir çözüm sunarak, takip algoritmalarının doğrusal olmayan hareket tahmin yeteneklerini geliştirmektedir</text:span></text:span><text:span text:style-name="T10">.</text:span><text:span text:style-name="T13">(</text:span><text:span text:style-name="T11">12)</text:span></text:p>
      <text:p text:style-name="P10"/>
      <text:p text:style-name="P9"/>
      <text:p text:style-name="P10"/>
      <text:p text:style-name="P10"/>
      <text:p text:style-name="P11"/>
      <text:p text:style-name="P11"/>
      <text:p text:style-name="P11"><text:tab/></text:p>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398in" fo:margin-right="0.77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3T13:38:42.636525694</meta:creation-date>
    <dc:date>2025-03-19T14:26:08.032396656</dc:date>
    <meta:editing-duration>PT2H43M4S</meta:editing-duration>
    <meta:editing-cycles>22</meta:editing-cycles>
    <meta:generator>LibreOffice/7.3.7.2$Linux_X86_64 LibreOffice_project/30$Build-2</meta:generator>
    <meta:document-statistic meta:table-count="0" meta:image-count="0" meta:object-count="0" meta:page-count="11" meta:paragraph-count="54" meta:word-count="2514" meta:character-count="21265" meta:non-whitespace-character-count="18657"/>
  </office:meta>
</office:document-meta>
</file>